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4pt" fo:font-weight="bold" officeooo:rsid="001daf15" officeooo:paragraph-rsid="001daf15"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Liberation Sans" fo:font-size="24pt" fo:font-weight="normal" officeooo:rsid="001daf15" officeooo:paragraph-rsid="001daf15" style:font-size-asian="24pt" style:font-weight-asian="normal" style:font-size-complex="24pt" style:font-weight-complex="normal"/>
    </style:style>
    <style:style style:name="P3" style:family="paragraph" style:parent-style-name="Standard">
      <style:paragraph-properties fo:text-align="start" style:justify-single-word="false"/>
      <style:text-properties style:font-name="Liberation Sans" fo:font-size="12pt" fo:font-weight="normal" officeooo:rsid="001daf15" officeooo:paragraph-rsid="001daf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style="italic" fo:font-weight="normal" officeooo:rsid="001daf15" officeooo:paragraph-rsid="001daf15"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Liberation Sans" fo:font-size="12pt" fo:font-style="italic" fo:font-weight="bold" officeooo:rsid="001daf15" officeooo:paragraph-rsid="001daf15" style:font-size-asian="10.5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Liberation Sans" fo:font-size="12pt" fo:font-style="italic" fo:font-weight="bold" officeooo:rsid="0023c56b" officeooo:paragraph-rsid="0023c56b"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Liberation Sans" fo:font-size="12pt" fo:font-style="normal" fo:font-weight="normal" officeooo:rsid="001daf15" officeooo:paragraph-rsid="001daf15"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ans" fo:font-size="12pt" fo:font-style="normal" fo:font-weight="normal" officeooo:rsid="001fd213" officeooo:paragraph-rsid="001fd21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ans" fo:font-size="12pt" fo:font-style="normal" fo:font-weight="normal" officeooo:rsid="0020c828" officeooo:paragraph-rsid="0021bf3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ans" fo:font-size="12pt" fo:font-style="normal" fo:font-weight="normal" officeooo:rsid="0023c56b" officeooo:paragraph-rsid="0023c56b"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Liberation Sans" fo:font-size="12pt" fo:font-style="normal" fo:font-weight="normal" officeooo:rsid="001daf15" officeooo:paragraph-rsid="001daf15"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style:font-name="Liberation Sans" fo:font-size="12pt" fo:font-style="normal" fo:font-weight="normal" officeooo:rsid="001daf15" officeooo:paragraph-rsid="001e67a5"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style:font-name="Liberation Sans" fo:font-size="12pt" fo:font-style="normal" fo:font-weight="normal" officeooo:rsid="001e67a5" officeooo:paragraph-rsid="001e67a5"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Liberation Sans" fo:font-size="12pt" fo:font-style="normal" fo:font-weight="normal" officeooo:rsid="001e67a5" officeooo:paragraph-rsid="001fd21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ans" fo:font-size="12pt" fo:font-style="normal" fo:font-weight="normal" officeooo:rsid="0023c56b" officeooo:paragraph-rsid="0023c56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ans" fo:font-size="12pt" fo:font-style="normal" fo:font-weight="normal" officeooo:rsid="0023c56b" officeooo:paragraph-rsid="002a52f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ans" fo:font-size="12pt" fo:font-style="normal" fo:font-weight="normal" officeooo:rsid="0023c56b" officeooo:paragraph-rsid="002dd3b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ans" fo:font-size="12pt" fo:font-style="normal" fo:font-weight="normal" officeooo:rsid="0023c56b" officeooo:paragraph-rsid="002fcb1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ans" fo:font-size="12pt" fo:font-style="normal" fo:font-weight="normal" officeooo:rsid="0023c56b" officeooo:paragraph-rsid="0042e1e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ans" fo:font-size="12pt" fo:font-style="normal" fo:font-weight="normal" officeooo:rsid="0023c56b" officeooo:paragraph-rsid="0047b1c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ans" fo:font-size="12pt" fo:font-style="normal" fo:font-weight="normal" officeooo:rsid="0023c56b" officeooo:paragraph-rsid="004941b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ans" fo:font-size="12pt" fo:font-style="normal" fo:font-weight="normal" officeooo:rsid="0023c56b" officeooo:paragraph-rsid="004988c2" style:font-size-asian="10.5pt" style:font-style-asian="normal" style:font-weight-asian="normal" style:font-size-complex="12pt" style:font-style-complex="normal" style:font-weight-complex="normal"/>
    </style:style>
    <style:style style:name="P23" style:family="paragraph" style:parent-style-name="Standard" style:list-style-name="L20">
      <style:paragraph-properties fo:line-height="115%" fo:text-align="start" style:justify-single-word="false"/>
      <style:text-properties style:font-name="Liberation Sans" fo:font-size="12pt" fo:font-style="normal" fo:font-weight="normal" officeooo:rsid="0023c56b" officeooo:paragraph-rsid="00451370" style:font-size-asian="10.5pt" style:font-style-asian="normal" style:font-weight-asian="normal" style:font-size-complex="12pt" style:font-style-complex="normal" style:font-weight-complex="normal"/>
    </style:style>
    <style:style style:name="P24" style:family="paragraph" style:parent-style-name="Standard" style:list-style-name="L20">
      <style:paragraph-properties fo:line-height="115%" fo:text-align="start" style:justify-single-word="false"/>
      <style:text-properties style:font-name="Liberation Sans" fo:font-size="12pt" fo:font-style="normal" fo:font-weight="normal" officeooo:rsid="00451370" officeooo:paragraph-rsid="0045137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ans" fo:font-size="12pt" fo:font-style="normal" fo:font-weight="normal" officeooo:rsid="0047b1c7" officeooo:paragraph-rsid="0047b1c7"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ans" fo:font-size="12pt" fo:font-style="normal" fo:font-weight="normal" officeooo:rsid="0047b1c7" officeooo:paragraph-rsid="004941b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ans" fo:font-size="12pt" fo:font-style="normal" fo:font-weight="normal" officeooo:rsid="004941b7" officeooo:paragraph-rsid="004941b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ans" fo:font-size="12pt" fo:font-style="normal" fo:font-weight="normal" officeooo:rsid="004941b7" officeooo:paragraph-rsid="004988c2"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ans" fo:font-size="12pt" fo:font-style="normal" fo:font-weight="normal" officeooo:rsid="004988c2" officeooo:paragraph-rsid="004988c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ans" fo:font-size="12pt" fo:font-style="italic" fo:font-weight="bold" officeooo:rsid="0023c56b" officeooo:paragraph-rsid="002a52f1" style:font-size-asian="10.5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style:font-name="Liberation Sans" fo:font-size="12pt" fo:font-style="italic" fo:font-weight="bold" officeooo:rsid="0023c56b" officeooo:paragraph-rsid="002dd3bd" style:font-size-asian="10.5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style:font-name="Liberation Sans" fo:font-size="12pt" fo:font-style="italic" fo:font-weight="bold" officeooo:rsid="0023c56b" officeooo:paragraph-rsid="002fcb1a" style:font-size-asian="10.5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style:font-name="Liberation Sans" fo:font-size="12pt" fo:font-style="italic" fo:font-weight="bold" officeooo:rsid="0023c56b" officeooo:paragraph-rsid="003167ff" style:font-size-asian="10.5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style:font-name="Liberation Sans" fo:font-size="12pt" fo:font-style="italic" fo:font-weight="bold" officeooo:rsid="0023c56b" officeooo:paragraph-rsid="0042e1e8" style:font-size-asian="10.5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style:font-name="Liberation Sans" fo:font-size="12pt" fo:font-style="italic" fo:font-weight="bold" officeooo:rsid="0023c56b" officeooo:paragraph-rsid="004941b7" style:font-size-asian="10.5pt" style:font-style-asian="italic" style:font-weight-asian="bold" style:font-size-complex="12pt" style:font-style-complex="italic" style:font-weight-complex="bold"/>
    </style:style>
    <style:style style:name="P36" style:family="paragraph" style:parent-style-name="Standard">
      <style:paragraph-properties fo:text-align="center" style:justify-single-word="false"/>
      <style:text-properties style:font-name="Liberation Sans" fo:font-size="12pt" fo:font-style="italic" fo:font-weight="bold" officeooo:rsid="001daf15" officeooo:paragraph-rsid="001daf15" style:font-size-asian="10.5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text-properties style:font-name="Liberation Sans" fo:font-size="12pt" fo:font-style="italic" fo:font-weight="bold" officeooo:rsid="004941b7" officeooo:paragraph-rsid="004941b7" style:font-size-asian="10.5pt" style:font-style-asian="italic" style:font-weight-asian="bold" style:font-size-complex="12pt" style:font-style-complex="italic" style:font-weight-complex="bold"/>
    </style:style>
    <style:style style:name="P38" style:family="paragraph" style:parent-style-name="Standard">
      <style:paragraph-properties fo:text-align="start" style:justify-single-word="false"/>
      <style:text-properties style:font-name="Liberation Sans" fo:font-size="12pt" fo:font-style="italic" fo:font-weight="bold" officeooo:rsid="004988c2" officeooo:paragraph-rsid="004988c2" style:font-size-asian="10.5pt" style:font-style-asian="italic" style:font-weight-asian="bold" style:font-size-complex="12pt" style:font-style-complex="italic" style:font-weight-complex="bold"/>
    </style:style>
    <style:style style:name="P39" style:family="paragraph" style:parent-style-name="Standard">
      <style:paragraph-properties fo:text-align="center" style:justify-single-word="false"/>
      <style:text-properties style:font-name="Liberation Sans" fo:font-size="12pt" fo:font-weight="normal" officeooo:rsid="001daf15" officeooo:paragraph-rsid="001daf15"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style:font-name="Liberation Sans" fo:font-size="14pt" fo:font-style="normal" fo:font-weight="normal" officeooo:rsid="0023c56b" officeooo:paragraph-rsid="002dd3bd"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center" style:justify-single-word="false"/>
      <style:text-properties style:font-name="Liberation Sans" fo:font-size="14pt" fo:font-style="normal" fo:font-weight="normal" officeooo:rsid="0023c56b" officeooo:paragraph-rsid="0042e1e8"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ans" fo:font-size="13pt" fo:font-style="normal" fo:font-weight="bold" officeooo:rsid="001daf15" officeooo:paragraph-rsid="001daf15" style:font-size-asian="13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style:font-name="Liberation Sans" fo:font-size="13pt" fo:font-style="normal" fo:font-weight="bold" officeooo:rsid="001fd213" officeooo:paragraph-rsid="001fd213" style:font-size-asian="13pt" style:font-style-asian="normal" style:font-weight-asian="bold" style:font-size-complex="13pt" style:font-style-complex="normal" style:font-weight-complex="bold"/>
    </style:style>
    <style:style style:name="P44" style:family="paragraph" style:parent-style-name="Standard">
      <style:paragraph-properties fo:text-align="start" style:justify-single-word="false"/>
      <style:text-properties style:font-name="Liberation Sans" fo:font-size="13pt" fo:font-style="normal" fo:font-weight="bold" officeooo:rsid="0023c56b" officeooo:paragraph-rsid="0023c56b" style:font-size-asian="13pt" style:font-style-asian="normal" style:font-weight-asian="bold" style:font-size-complex="13pt" style:font-style-complex="normal" style:font-weight-complex="bold"/>
    </style:style>
    <style:style style:name="P45" style:family="paragraph" style:parent-style-name="Standard">
      <style:paragraph-properties fo:text-align="center" style:justify-single-word="false"/>
      <style:text-properties style:font-name="Liberation Sans" fo:font-size="13pt" fo:font-style="italic" fo:font-weight="bold" officeooo:rsid="0023c56b" officeooo:paragraph-rsid="0047b1c7" style:font-size-asian="13pt" style:font-style-asian="italic" style:font-weight-asian="bold" style:font-size-complex="13pt" style:font-style-complex="italic" style:font-weight-complex="bold"/>
    </style:style>
    <style:style style:name="P46" style:family="paragraph" style:parent-style-name="Standard">
      <style:paragraph-properties fo:text-align="center" style:justify-single-word="false"/>
      <style:text-properties style:font-name="Liberation Sans" fo:font-size="13.5pt" fo:font-style="normal" fo:font-weight="normal" officeooo:rsid="0023c56b" officeooo:paragraph-rsid="002a52f1" style:font-size-asian="13.5pt" style:font-style-asian="normal" style:font-weight-asian="normal" style:font-size-complex="13.5pt" style:font-style-complex="normal" style:font-weight-complex="normal"/>
    </style:style>
    <style:style style:name="P47" style:family="paragraph" style:parent-style-name="Standard">
      <style:paragraph-properties fo:text-align="center" style:justify-single-word="false"/>
      <style:text-properties style:font-name="Liberation Sans" fo:font-size="13.5pt" fo:font-style="normal" fo:font-weight="normal" officeooo:rsid="0023c56b" officeooo:paragraph-rsid="002fcb1a" style:font-size-asian="13.5pt" style:font-style-asian="normal" style:font-weight-asian="normal" style:font-size-complex="13.5pt" style:font-style-complex="normal" style:font-weight-complex="normal"/>
    </style:style>
    <style:style style:name="P48" style:family="paragraph" style:parent-style-name="Standard">
      <style:paragraph-properties fo:text-align="center" style:justify-single-word="false"/>
      <style:text-properties style:font-name="Liberation Sans" fo:font-size="13.5pt" fo:font-style="normal" fo:font-weight="normal" officeooo:rsid="0023c56b" officeooo:paragraph-rsid="0042e1e8" style:font-size-asian="13.5pt" style:font-style-asian="normal" style:font-weight-asian="normal" style:font-size-complex="13.5pt" style:font-style-complex="normal" style:font-weight-complex="normal"/>
    </style:style>
    <style:style style:name="P49" style:family="paragraph" style:parent-style-name="Standard">
      <style:paragraph-properties fo:text-align="center" style:justify-single-word="false"/>
      <style:text-properties style:font-name="Liberation Sans" fo:font-size="13.5pt" fo:font-style="normal" fo:font-weight="normal" officeooo:rsid="0023c56b" officeooo:paragraph-rsid="004941b7" style:font-size-asian="13.5pt" style:font-style-asian="normal" style:font-weight-asian="normal" style:font-size-complex="13.5pt" style:font-style-complex="normal" style:font-weight-complex="normal"/>
    </style:style>
    <style:style style:name="P50" style:family="paragraph" style:parent-style-name="Standard">
      <style:paragraph-properties fo:text-align="center" style:justify-single-word="false"/>
      <style:text-properties style:font-name="Liberation Sans" fo:font-size="11pt" fo:font-style="italic" fo:font-weight="normal" officeooo:rsid="0047b1c7" officeooo:paragraph-rsid="004941b7"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center" style:justify-single-word="false"/>
      <style:text-properties style:font-name="Arial" fo:font-size="13.5pt" officeooo:paragraph-rsid="002a52f1" style:font-size-asian="13.5pt" style:font-size-complex="13.5pt"/>
    </style:style>
    <style:style style:name="P52" style:family="paragraph" style:parent-style-name="Standard">
      <style:paragraph-properties fo:text-align="center" style:justify-single-word="false" fo:break-before="page"/>
      <style:text-properties style:font-name="Liberation Sans" fo:font-size="20pt" fo:font-style="italic" fo:font-weight="bold" officeooo:rsid="001daf15" officeooo:paragraph-rsid="002c27ae" style:font-size-asian="20pt" style:font-style-asian="italic" style:font-weight-asian="bold" style:font-size-complex="20pt" style:font-style-complex="italic" style:font-weight-complex="bold"/>
    </style:style>
    <style:style style:name="P53" style:family="paragraph" style:parent-style-name="Standard">
      <style:paragraph-properties fo:text-align="center" style:justify-single-word="false" fo:break-before="page"/>
      <style:text-properties style:font-name="Liberation Sans" fo:font-size="20pt" fo:font-style="italic" fo:font-weight="bold" officeooo:rsid="001daf15" officeooo:paragraph-rsid="002dd3bd" style:font-size-asian="20pt" style:font-style-asian="italic" style:font-weight-asian="bold" style:font-size-complex="20pt" style:font-style-complex="italic" style:font-weight-complex="bold"/>
    </style:style>
    <style:style style:name="P54" style:family="paragraph" style:parent-style-name="Standard">
      <style:paragraph-properties fo:text-align="center" style:justify-single-word="false" fo:break-before="page"/>
      <style:text-properties style:font-name="Liberation Sans" fo:font-size="20pt" fo:font-style="italic" fo:font-weight="bold" officeooo:rsid="001daf15" officeooo:paragraph-rsid="002fcb1a" style:font-size-asian="20pt" style:font-style-asian="italic" style:font-weight-asian="bold" style:font-size-complex="20pt" style:font-style-complex="italic" style:font-weight-complex="bold"/>
    </style:style>
    <style:style style:name="P55" style:family="paragraph" style:parent-style-name="Standard">
      <style:paragraph-properties fo:text-align="center" style:justify-single-word="false" fo:break-before="page"/>
      <style:text-properties style:font-name="Liberation Sans" fo:font-size="20pt" fo:font-style="italic" fo:font-weight="bold" officeooo:rsid="001daf15" officeooo:paragraph-rsid="003167ff" style:font-size-asian="20pt" style:font-style-asian="italic" style:font-weight-asian="bold" style:font-size-complex="20pt" style:font-style-complex="italic" style:font-weight-complex="bold"/>
    </style:style>
    <style:style style:name="P56" style:family="paragraph" style:parent-style-name="Standard">
      <style:paragraph-properties fo:text-align="center" style:justify-single-word="false" fo:break-before="page"/>
      <style:text-properties style:font-name="Liberation Sans" fo:font-size="20pt" fo:font-style="italic" fo:font-weight="bold" officeooo:rsid="001daf15" officeooo:paragraph-rsid="0042e1e8" style:font-size-asian="20pt" style:font-style-asian="italic" style:font-weight-asian="bold" style:font-size-complex="20pt" style:font-style-complex="italic" style:font-weight-complex="bold"/>
    </style:style>
    <style:style style:name="P57" style:family="paragraph" style:parent-style-name="Text_20_body">
      <style:paragraph-properties fo:margin-top="0cm" fo:margin-bottom="0cm" loext:contextual-spacing="false" fo:line-height="100%"/>
      <style:text-properties style:font-name="Arial" fo:font-size="12pt" style:font-size-asian="12pt" style:font-size-complex="12pt"/>
    </style:style>
    <style:style style:name="P58" style:family="paragraph" style:parent-style-name="Text_20_body">
      <style:paragraph-properties fo:margin-top="0cm" fo:margin-bottom="0cm" loext:contextual-spacing="false" fo:line-height="100%"/>
      <style:text-properties style:font-name="Arial" fo:font-size="12pt" officeooo:paragraph-rsid="003167ff" style:font-size-asian="12pt" style:font-size-complex="12pt"/>
    </style:style>
    <style:style style:name="P59" style:family="paragraph" style:parent-style-name="Text_20_body">
      <style:paragraph-properties fo:margin-top="0cm" fo:margin-bottom="0cm" loext:contextual-spacing="false" fo:line-height="100%"/>
      <style:text-properties style:font-name="Arial" fo:font-size="12pt" officeooo:rsid="003167ff" officeooo:paragraph-rsid="003167ff" style:font-size-asian="12pt" style:font-size-complex="12pt"/>
    </style:style>
    <style:style style:name="P60" style:family="paragraph" style:parent-style-name="Text_20_body" style:list-style-name="L14">
      <style:paragraph-properties fo:margin-top="0cm" fo:margin-bottom="0cm" loext:contextual-spacing="false" fo:line-height="115%"/>
      <style:text-properties style:font-name="Arial" fo:font-size="12pt" style:font-size-asian="12pt" style:font-size-complex="12pt"/>
    </style:style>
    <style:style style:name="P61" style:family="paragraph" style:parent-style-name="Text_20_body" style:list-style-name="L14">
      <style:paragraph-properties fo:margin-top="0cm" fo:margin-bottom="0cm" loext:contextual-spacing="false" fo:line-height="115%"/>
      <style:text-properties style:font-name="Arial" fo:font-size="12pt" officeooo:paragraph-rsid="003167ff" style:font-size-asian="12pt" style:font-size-complex="12pt"/>
    </style:style>
    <style:style style:name="P62" style:family="paragraph" style:parent-style-name="Text_20_body" style:list-style-name="L13">
      <style:paragraph-properties fo:margin-top="0cm" fo:margin-bottom="0cm" loext:contextual-spacing="false" fo:line-height="115%"/>
      <style:text-properties style:font-name="Arial" fo:font-size="12pt" officeooo:paragraph-rsid="003167ff" style:font-size-asian="12pt" style:font-size-complex="12pt"/>
    </style:style>
    <style:style style:name="P63" style:family="paragraph" style:parent-style-name="Text_20_body" style:list-style-name="L12">
      <style:paragraph-properties fo:margin-top="0cm" fo:margin-bottom="0cm" loext:contextual-spacing="false" fo:line-height="115%"/>
      <style:text-properties style:font-name="Arial" fo:font-size="12pt" officeooo:paragraph-rsid="003167ff" style:font-size-asian="12pt" style:font-size-complex="12pt"/>
    </style:style>
    <style:style style:name="P64" style:family="paragraph" style:parent-style-name="Text_20_body" style:list-style-name="L18">
      <style:paragraph-properties fo:margin-top="0cm" fo:margin-bottom="0cm" loext:contextual-spacing="false"/>
      <style:text-properties style:font-name="Arial" fo:font-size="12pt" officeooo:paragraph-rsid="003782fe" style:font-size-asian="12pt" style:font-size-complex="12pt"/>
    </style:style>
    <style:style style:name="P65" style:family="paragraph" style:parent-style-name="Text_20_body" style:list-style-name="L18">
      <style:paragraph-properties fo:margin-top="0cm" fo:margin-bottom="0cm" loext:contextual-spacing="false"/>
      <style:text-properties style:font-name="Arial" fo:font-size="12pt" officeooo:paragraph-rsid="0039908b" style:font-size-asian="12pt" style:font-size-complex="12pt"/>
    </style:style>
    <style:style style:name="P66" style:family="paragraph" style:parent-style-name="Text_20_body" style:list-style-name="L18">
      <style:paragraph-properties fo:margin-top="0cm" fo:margin-bottom="0cm" loext:contextual-spacing="false"/>
      <style:text-properties style:font-name="Arial" fo:font-size="12pt" officeooo:rsid="003d77fc" officeooo:paragraph-rsid="003d77fc" style:font-size-asian="12pt" style:font-size-complex="12pt"/>
    </style:style>
    <style:style style:name="P67" style:family="paragraph" style:parent-style-name="Text_20_body" style:list-style-name="L18">
      <style:paragraph-properties fo:margin-top="0cm" fo:margin-bottom="0cm" loext:contextual-spacing="false"/>
      <style:text-properties style:font-name="Arial" fo:font-size="12pt" officeooo:rsid="00451370" officeooo:paragraph-rsid="00451370" style:font-size-asian="12pt" style:font-size-complex="12pt"/>
    </style:style>
    <style:style style:name="P68" style:family="paragraph" style:parent-style-name="Text_20_body" style:list-style-name="L18">
      <style:paragraph-properties fo:margin-top="0cm" fo:margin-bottom="0cm" loext:contextual-spacing="false"/>
      <style:text-properties style:font-name="Arial" fo:font-size="12pt" officeooo:rsid="0039908b" officeooo:paragraph-rsid="0039908b" style:font-size-asian="12pt" style:font-size-complex="12pt"/>
    </style:style>
    <style:style style:name="P69" style:family="paragraph" style:parent-style-name="Text_20_body" style:list-style-name="L18">
      <style:paragraph-properties fo:margin-top="0cm" fo:margin-bottom="0cm" loext:contextual-spacing="false"/>
      <style:text-properties style:font-name="Arial" fo:font-size="12pt" officeooo:rsid="0039908b" officeooo:paragraph-rsid="0047b1c7" style:font-size-asian="12pt" style:font-size-complex="12pt"/>
    </style:style>
    <style:style style:name="P70" style:family="paragraph" style:parent-style-name="Text_20_body" style:list-style-name="L19">
      <style:paragraph-properties fo:margin-top="0cm" fo:margin-bottom="0cm" loext:contextual-spacing="false"/>
      <style:text-properties style:font-name="Arial" fo:font-size="12pt" officeooo:paragraph-rsid="0039908b" style:font-size-asian="12pt" style:font-size-complex="12pt"/>
    </style:style>
    <style:style style:name="P71" style:family="paragraph" style:parent-style-name="Text_20_body" style:list-style-name="L17">
      <style:paragraph-properties fo:margin-top="0cm" fo:margin-bottom="0cm" loext:contextual-spacing="false" fo:line-height="115%"/>
      <style:text-properties style:font-name="Arial" fo:font-size="12pt" fo:font-style="normal" officeooo:rsid="0047b1c7" officeooo:paragraph-rsid="0047b1c7" style:font-size-asian="12pt" style:font-style-asian="normal" style:font-size-complex="12pt" style:font-style-complex="normal"/>
    </style:style>
    <style:style style:name="P72" style:family="paragraph" style:parent-style-name="Text_20_body">
      <style:paragraph-properties fo:margin-top="0cm" fo:margin-bottom="0cm" loext:contextual-spacing="false" fo:line-height="100%"/>
      <style:text-properties style:font-name="Arial" fo:font-size="14pt" fo:font-weight="bold" officeooo:rsid="003167ff" officeooo:paragraph-rsid="003167ff" style:font-size-asian="14pt" style:font-weight-asian="bold" style:font-size-complex="14pt" style:font-weight-complex="bold"/>
    </style:style>
    <style:style style:name="P73" style:family="paragraph" style:parent-style-name="Text_20_body">
      <style:paragraph-properties fo:margin-top="0cm" fo:margin-bottom="0cm" loext:contextual-spacing="false" fo:line-height="100%"/>
      <style:text-properties style:font-name="Arial" fo:font-size="13pt" fo:font-weight="bold" officeooo:rsid="003167ff" officeooo:paragraph-rsid="003167ff" style:font-size-asian="13pt" style:font-weight-asian="bold" style:font-size-complex="13pt" style:font-weight-complex="bold"/>
    </style:style>
    <style:style style:name="P74" style:family="paragraph" style:parent-style-name="Text_20_body">
      <style:paragraph-properties fo:margin-top="0cm" fo:margin-bottom="0cm" loext:contextual-spacing="false" fo:line-height="100%"/>
      <style:text-properties officeooo:paragraph-rsid="003167ff"/>
    </style:style>
    <style:style style:name="P75" style:family="paragraph" style:parent-style-name="Text_20_body" style:list-style-name="L17">
      <style:paragraph-properties fo:margin-top="0cm" fo:margin-bottom="0cm" loext:contextual-spacing="false" fo:line-height="115%"/>
      <style:text-properties officeooo:paragraph-rsid="00343cb1"/>
    </style:style>
    <style:style style:name="P76" style:family="paragraph" style:parent-style-name="Text_20_body" style:list-style-name="L15">
      <style:paragraph-properties fo:margin-top="0cm" fo:margin-bottom="0cm" loext:contextual-spacing="false" fo:line-height="115%"/>
      <style:text-properties officeooo:paragraph-rsid="003167ff"/>
    </style:style>
    <style:style style:name="P77" style:family="paragraph" style:parent-style-name="Text_20_body" style:list-style-name="L16">
      <style:paragraph-properties fo:margin-top="0cm" fo:margin-bottom="0cm" loext:contextual-spacing="false" fo:line-height="115%"/>
      <style:text-properties officeooo:paragraph-rsid="00343cb1"/>
    </style:style>
    <style:style style:name="P78" style:family="paragraph" style:parent-style-name="Text_20_body" style:list-style-name="L20">
      <style:paragraph-properties fo:margin-top="0cm" fo:margin-bottom="0cm" loext:contextual-spacing="false" fo:line-height="115%"/>
      <style:text-properties officeooo:paragraph-rsid="003a9df4"/>
    </style:style>
    <style:style style:name="P79" style:family="paragraph" style:parent-style-name="Text_20_body" style:list-style-name="L20">
      <style:paragraph-properties fo:margin-top="0cm" fo:margin-bottom="0cm" loext:contextual-spacing="false" fo:line-height="115%"/>
      <style:text-properties officeooo:paragraph-rsid="0047b1c7"/>
    </style:style>
    <style:style style:name="P80" style:family="paragraph" style:parent-style-name="Text_20_body" style:list-style-name="L17">
      <style:paragraph-properties fo:margin-top="0cm" fo:margin-bottom="0cm" loext:contextual-spacing="false" fo:line-height="115%"/>
      <style:text-properties officeooo:rsid="0047b1c7" officeooo:paragraph-rsid="0047b1c7"/>
    </style:style>
    <style:style style:name="P81" style:family="paragraph" style:parent-style-name="Heading_20_2">
      <style:text-properties style:font-name="Arial" fo:font-size="12pt" fo:font-style="italic" officeooo:paragraph-rsid="003167ff" style:font-size-asian="12pt" style:font-style-asian="italic" style:font-size-complex="12pt" style:font-style-complex="italic"/>
    </style:style>
    <style:style style:name="P82" style:family="paragraph" style:parent-style-name="Heading_20_2">
      <style:text-properties style:font-name="Arial" fo:font-size="12pt" fo:font-style="italic" officeooo:paragraph-rsid="0039908b" style:font-size-asian="12pt" style:font-style-asian="italic" style:font-size-complex="12pt" style:font-style-complex="italic"/>
    </style:style>
    <style:style style:name="P83" style:family="paragraph" style:parent-style-name="Heading_20_2">
      <style:paragraph-properties fo:margin-top="0cm" fo:margin-bottom="0cm" loext:contextual-spacing="false" fo:line-height="100%"/>
      <style:text-properties style:font-name="Arial" fo:font-size="12pt" style:font-size-asian="12pt" style:font-size-complex="12pt"/>
    </style:style>
    <style:style style:name="P84" style:family="paragraph" style:parent-style-name="Heading_20_2">
      <style:paragraph-properties fo:margin-top="0cm" fo:margin-bottom="0cm" loext:contextual-spacing="false" fo:line-height="100%"/>
      <style:text-properties style:font-name="Arial" fo:font-size="12pt" officeooo:paragraph-rsid="003167ff" style:font-size-asian="12pt" style:font-size-complex="12pt"/>
    </style:style>
    <style:style style:name="P85" style:family="paragraph" style:parent-style-name="Heading_20_2">
      <style:paragraph-properties fo:margin-top="0cm" fo:margin-bottom="0cm" loext:contextual-spacing="false" fo:line-height="100%"/>
      <style:text-properties style:font-name="Arial" fo:font-size="12pt" fo:font-style="italic" style:font-size-asian="12pt" style:font-style-asian="italic" style:font-size-complex="12pt" style:font-style-complex="italic"/>
    </style:style>
    <style:style style:name="P86" style:family="paragraph" style:parent-style-name="Heading_20_2">
      <style:paragraph-properties fo:margin-top="0cm" fo:margin-bottom="0cm" loext:contextual-spacing="false" fo:line-height="100%"/>
      <style:text-properties style:font-name="Arial" fo:font-size="12pt" fo:font-style="italic" officeooo:paragraph-rsid="003167ff" style:font-size-asian="12pt" style:font-style-asian="italic" style:font-size-complex="12pt" style:font-style-complex="italic"/>
    </style:style>
    <style:style style:name="P87" style:family="paragraph" style:parent-style-name="Heading_20_2" style:list-style-name="L21">
      <style:paragraph-properties fo:margin-top="0cm" fo:margin-bottom="0cm" loext:contextual-spacing="false" fo:line-height="100%"/>
      <style:text-properties style:font-name="Arial" fo:font-size="12pt" fo:font-style="italic" officeooo:paragraph-rsid="003167ff" style:font-size-asian="12pt" style:font-style-asian="italic" style:font-size-complex="12pt" style:font-style-complex="italic"/>
    </style:style>
    <style:style style:name="P88" style:family="paragraph" style:parent-style-name="Heading_20_2">
      <style:paragraph-properties fo:margin-top="0cm" fo:margin-bottom="0cm" loext:contextual-spacing="false" fo:line-height="100%"/>
      <style:text-properties style:font-name="Arial" fo:font-size="12pt" fo:font-style="italic" officeooo:rsid="0047b1c7" officeooo:paragraph-rsid="0047b1c7" style:font-size-asian="12pt" style:font-style-asian="italic" style:font-size-complex="12pt" style:font-style-complex="italic"/>
    </style:style>
    <style:style style:name="P89" style:family="paragraph" style:parent-style-name="Heading_20_2">
      <style:paragraph-properties fo:margin-top="0cm" fo:margin-bottom="0cm" loext:contextual-spacing="false"/>
      <style:text-properties style:font-name="Arial" fo:font-size="12pt" fo:font-style="italic" officeooo:paragraph-rsid="003a9df4" style:font-size-asian="12pt" style:font-style-asian="italic" style:font-size-complex="12pt" style:font-style-complex="italic"/>
    </style:style>
    <style:style style:name="P90" style:family="paragraph" style:parent-style-name="Heading_20_2">
      <style:paragraph-properties fo:margin-top="0.349cm" fo:margin-bottom="0.21cm" loext:contextual-spacing="false"/>
      <style:text-properties style:font-name="Arial" fo:font-size="12pt" fo:font-style="italic" officeooo:paragraph-rsid="003a9df4" style:font-size-asian="12pt" style:font-style-asian="italic" style:font-size-complex="12pt" style:font-style-complex="italic"/>
    </style:style>
    <style:style style:name="P91" style:family="paragraph" style:parent-style-name="Footer">
      <style:text-properties fo:color="#0066b3" style:font-name="Arial" fo:font-size="10pt" style:text-underline-style="solid" style:text-underline-width="auto" style:text-underline-color="font-color"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2a52f1" style:font-style-asian="italic" style:font-style-complex="italic"/>
    </style:style>
    <style:style style:name="T3" style:family="text">
      <style:text-properties fo:font-style="italic" fo:font-weight="bold" officeooo:rsid="0047b1c7" style:font-style-asian="italic" style:font-weight-asian="bold" style:font-style-complex="italic" style:font-weight-complex="bold"/>
    </style:style>
    <style:style style:name="T4" style:family="text">
      <style:text-properties officeooo:rsid="001e67a5"/>
    </style:style>
    <style:style style:name="T5" style:family="text">
      <style:text-properties officeooo:rsid="001fd213"/>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60453" style:font-style-asian="normal" style:font-weight-asian="normal" style:font-style-complex="normal" style:font-weight-complex="normal"/>
    </style:style>
    <style:style style:name="T8" style:family="text">
      <style:text-properties fo:font-style="normal" fo:font-weight="normal" officeooo:rsid="003167ff" style:font-style-asian="normal" style:font-weight-asian="normal" style:font-style-complex="normal" style:font-weight-complex="normal"/>
    </style:style>
    <style:style style:name="T9" style:family="text">
      <style:text-properties fo:font-style="normal" fo:font-weight="normal" officeooo:rsid="0023c56b" style:font-style-asian="normal" style:font-weight-asian="normal" style:font-style-complex="normal" style:font-weight-complex="normal"/>
    </style:style>
    <style:style style:name="T10" style:family="text">
      <style:text-properties fo:font-style="normal" fo:font-weight="normal" officeooo:rsid="00368c2d" style:font-style-asian="normal" style:font-weight-asian="normal" style:font-style-complex="normal" style:font-weight-complex="normal"/>
    </style:style>
    <style:style style:name="T11" style:family="text">
      <style:text-properties fo:font-style="normal" officeooo:rsid="0047b1c7" style:font-style-asian="normal" style:font-style-complex="normal"/>
    </style:style>
    <style:style style:name="T12" style:family="text">
      <style:text-properties style:text-underline-style="solid" style:text-underline-width="auto" style:text-underline-color="font-color"/>
    </style:style>
    <style:style style:name="T13" style:family="text">
      <style:text-properties officeooo:rsid="0021bf39"/>
    </style:style>
    <style:style style:name="T14" style:family="text">
      <style:text-properties officeooo:rsid="0023c56b"/>
    </style:style>
    <style:style style:name="T15" style:family="text">
      <style:text-properties fo:font-weight="normal" style:font-weight-asian="normal" style:font-weight-complex="normal"/>
    </style:style>
    <style:style style:name="T16" style:family="text">
      <style:text-properties officeooo:rsid="00246c25"/>
    </style:style>
    <style:style style:name="T17" style:family="text">
      <style:text-properties officeooo:rsid="00250643"/>
    </style:style>
    <style:style style:name="T18" style:family="text">
      <style:text-properties officeooo:rsid="0028c0d8"/>
    </style:style>
    <style:style style:name="T19" style:family="text">
      <style:text-properties officeooo:rsid="0028cdd5"/>
    </style:style>
    <style:style style:name="T20" style:family="text">
      <style:text-properties officeooo:rsid="0028d757"/>
    </style:style>
    <style:style style:name="T21" style:family="text">
      <style:text-properties officeooo:rsid="002a52f1"/>
    </style:style>
    <style:style style:name="T22" style:family="text">
      <style:text-properties officeooo:rsid="002c27ae"/>
    </style:style>
    <style:style style:name="T23" style:family="text">
      <style:text-properties officeooo:rsid="002dd3bd"/>
    </style:style>
    <style:style style:name="T24" style:family="text">
      <style:text-properties officeooo:rsid="003167ff"/>
    </style:style>
    <style:style style:name="T25" style:family="text">
      <style:text-properties style:font-name="Arial" fo:font-size="12pt" style:font-size-asian="12pt" style:font-size-complex="12pt"/>
    </style:style>
    <style:style style:name="T26" style:family="text">
      <style:text-properties style:font-name="Arial" fo:font-size="12pt" officeooo:rsid="0032b7c7" style:font-size-asian="12pt" style:font-size-complex="12pt"/>
    </style:style>
    <style:style style:name="T27" style:family="text">
      <style:text-properties style:font-name="Arial" fo:font-size="12pt" officeooo:rsid="00343cb1" style:font-size-asian="12pt" style:font-size-complex="12pt"/>
    </style:style>
    <style:style style:name="T28" style:family="text">
      <style:text-properties style:font-name="Arial" fo:font-size="12pt" officeooo:rsid="003a9df4" style:font-size-asian="12pt" style:font-size-complex="12pt"/>
    </style:style>
    <style:style style:name="T29" style:family="text">
      <style:text-properties style:font-name="Arial" fo:font-size="12pt" officeooo:rsid="00451370" style:font-size-asian="12pt" style:font-size-complex="12pt"/>
    </style:style>
    <style:style style:name="T30" style:family="text">
      <style:text-properties style:font-name="Arial" fo:font-size="12pt" officeooo:rsid="0045d20f" style:font-size-asian="12pt" style:font-size-complex="12pt"/>
    </style:style>
    <style:style style:name="T31" style:family="text">
      <style:text-properties style:font-name="Arial" fo:font-size="12pt" officeooo:rsid="0047b1c7" style:font-size-asian="12pt" style:font-size-complex="12pt"/>
    </style:style>
    <style:style style:name="T32" style:family="text">
      <style:text-properties style:font-name="Arial" fo:font-size="12pt" fo:font-style="normal" fo:font-weight="normal" officeooo:rsid="0023c56b" style:font-size-asian="10.5pt" style:font-style-asian="normal" style:font-weight-asian="normal" style:font-size-complex="12pt" style:font-style-complex="normal" style:font-weight-complex="normal"/>
    </style:style>
    <style:style style:name="T33" style:family="text">
      <style:text-properties style:font-name="Arial" fo:font-size="12pt" fo:font-style="normal" fo:font-weight="normal" officeooo:rsid="003a9df4" style:font-size-asian="10.5pt" style:font-style-asian="normal" style:font-weight-asian="normal" style:font-size-complex="12pt" style:font-style-complex="normal" style:font-weight-complex="normal"/>
    </style:style>
    <style:style style:name="T34" style:family="text">
      <style:text-properties style:font-name="Arial" fo:font-size="12pt" fo:font-style="normal" fo:font-weight="normal" officeooo:rsid="003a9df4" style:font-size-asian="12pt" style:font-style-asian="normal" style:font-weight-asian="normal" style:font-size-complex="12pt" style:font-style-complex="normal" style:font-weight-complex="normal"/>
    </style:style>
    <style:style style:name="T35" style:family="text">
      <style:text-properties style:font-name="Arial" officeooo:rsid="003a9df4"/>
    </style:style>
    <style:style style:name="T36" style:family="text">
      <style:text-properties fo:font-weight="bold" style:font-weight-asian="bold" style:font-weight-complex="bold"/>
    </style:style>
    <style:style style:name="T37" style:family="text">
      <style:text-properties fo:font-weight="bold" officeooo:rsid="003167ff" style:font-weight-asian="bold" style:font-weight-complex="bold"/>
    </style:style>
    <style:style style:name="T38" style:family="text">
      <style:text-properties fo:font-weight="bold" officeooo:rsid="0032b7c7" style:font-weight-asian="bold" style:font-weight-complex="bold"/>
    </style:style>
    <style:style style:name="T39" style:family="text">
      <style:text-properties fo:font-weight="bold" officeooo:rsid="00445ff1" style:font-weight-asian="bold" style:font-weight-complex="bold"/>
    </style:style>
    <style:style style:name="T40" style:family="text">
      <style:text-properties officeooo:rsid="0032b7c7"/>
    </style:style>
    <style:style style:name="T41" style:family="text">
      <style:text-properties officeooo:rsid="00335933"/>
    </style:style>
    <style:style style:name="T42" style:family="text">
      <style:text-properties officeooo:rsid="00343cb1"/>
    </style:style>
    <style:style style:name="T43" style:family="text">
      <style:text-properties officeooo:rsid="00368c2d"/>
    </style:style>
    <style:style style:name="T44" style:family="text">
      <style:text-properties officeooo:rsid="003782fe"/>
    </style:style>
    <style:style style:name="T45" style:family="text">
      <style:text-properties fo:font-size="13.5pt" fo:font-style="normal" fo:font-weight="normal" style:font-size-asian="13.5pt" style:font-style-asian="normal" style:font-weight-asian="normal" style:font-size-complex="13.5pt" style:font-style-complex="normal" style:font-weight-complex="normal"/>
    </style:style>
    <style:style style:name="T46" style:family="text">
      <style:text-properties fo:font-size="13.5pt" fo:font-style="normal" fo:font-weight="normal" officeooo:rsid="003782fe" style:font-size-asian="13.5pt" style:font-style-asian="normal" style:font-weight-asian="normal" style:font-size-complex="13.5pt" style:font-style-complex="normal" style:font-weight-complex="normal"/>
    </style:style>
    <style:style style:name="T47" style:family="text">
      <style:text-properties fo:font-size="13.5pt" fo:font-style="normal" fo:font-weight="normal" officeooo:rsid="00260453" style:font-size-asian="13.5pt" style:font-style-asian="normal" style:font-weight-asian="normal" style:font-size-complex="13.5pt" style:font-style-complex="normal" style:font-weight-complex="normal"/>
    </style:style>
    <style:style style:name="T48" style:family="text">
      <style:text-properties officeooo:rsid="0039908b"/>
    </style:style>
    <style:style style:name="T49" style:family="text">
      <style:text-properties officeooo:rsid="003a9df4"/>
    </style:style>
    <style:style style:name="T50" style:family="text">
      <style:text-properties officeooo:rsid="003d77fc"/>
    </style:style>
    <style:style style:name="T51" style:family="text">
      <style:text-properties fo:color="#008fff" fo:font-weight="bold" style:font-weight-asian="bold" style:font-weight-complex="bold"/>
    </style:style>
    <style:style style:name="T52" style:family="text">
      <style:text-properties officeooo:rsid="0042e1e8"/>
    </style:style>
    <style:style style:name="T53" style:family="text">
      <style:text-properties officeooo:rsid="00445ff1"/>
    </style:style>
    <style:style style:name="T54" style:family="text">
      <style:text-properties officeooo:rsid="00451370"/>
    </style:style>
    <style:style style:name="T55" style:family="text">
      <style:text-properties officeooo:rsid="0047b1c7"/>
    </style:style>
    <style:style style:name="T56" style:family="text">
      <style:text-properties officeooo:rsid="004941b7"/>
    </style:style>
    <style:style style:name="T57" style:family="text">
      <style:text-properties officeooo:rsid="004988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MS@40 Hackathon Briefing</text:p>
      <text:p text:style-name="P2"/>
      <text:p text:style-name="P39">One main aim of <text:span text:style-name="T51">TMS@40</text:span> is to write a paper. The provisional title of this paper is:</text:p>
      <text:p text:style-name="P3"/>
      <text:p text:style-name="P36">“The experimental psychology of transcranial magnetic stimulation: A consensus paper”</text:p>
      <text:p text:style-name="P4"/>
      <text:p text:style-name="P5"/>
      <text:p text:style-name="P42">Why do we need a <text:span text:style-name="T16">consensus </text:span>paper on the experimental psychology of TMS?</text:p>
      <text:p text:style-name="P7"/>
      <text:list xml:id="list833364767" text:style-name="L1">
        <text:list-item>
          <text:p text:style-name="P11">There are many existing consensus <text:span text:style-name="T4">&amp;</text:span> guidance papers on TMS. Most are from scientists with neurology, neurophysiology <text:span text:style-name="T4">&amp;</text:span> medical backgrounds</text:p>
          <text:p text:style-name="P11"/>
        </text:list-item>
        <text:list-item>
          <text:p text:style-name="P12">The main journals that specialise in TMS – <text:span text:style-name="T1">Clinical Neurophysiology</text:span> <text:span text:style-name="T4">&amp;</text:span> <text:span text:style-name="T1">Brain Stimulation</text:span> – again, tend <text:span text:style-name="T4">to be edited by &amp; </text:span>publish work from medical researchers</text:p>
          <text:p text:style-name="P12"/>
        </text:list-item>
        <text:list-item>
          <text:p text:style-name="P13">By contrast, <text:span text:style-name="T5">experimental psychology</text:span> has had relatively little input or influence on how TMS studies are conducted <text:span text:style-name="T14">(but see e.g., </text:span><text:a xlink:type="simple" xlink:href="https://doi.org/10.1162/jocn_a_01591" text:style-name="Internet_20_link" text:visited-style-name="Visited_20_Internet_20_Link"><text:span text:style-name="T14">Bergmann &amp; Hartwigsen, 2021</text:span></text:a><text:span text:style-name="T14">)</text:span></text:p>
          <text:p text:style-name="P13"/>
        </text:list-item>
        <text:list-item>
          <text:p text:style-name="P14">Since TMS is mostly done on awake, behaving participants<text:span text:style-name="T17">(!)</text:span> <text:span text:style-name="T5">experimental psychology</text:span> has much to offer. <text:span text:style-name="T53">(We should therefore </text:span><text:span text:style-name="T39">not</text:span><text:span text:style-name="T53"> focus on neurophysiology or (e.g.) EMG)</text:span></text:p>
        </text:list-item>
      </text:list>
      <text:p text:style-name="P7"/>
      <text:p text:style-name="P7"/>
      <text:p text:style-name="P43">What is experimental psychology?</text:p>
      <text:p text:style-name="P8"/>
      <text:p text:style-name="P9">Experimental, laboratory-based methods have long been used to understand the relationships between stimuli, <text:span text:style-name="T18">(neuro)</text:span>psychological processes <text:span text:style-name="T18">&amp;</text:span> responses. Arguably, this began with Weber &amp; Fechner’s <text:span text:style-name="T13">p</text:span>sychophysics in the mid-1800s. Experimental psychology has developed <text:span text:style-name="T13">methods </text:span>to study sensation, perception, attention, <text:span text:style-name="T18">associative learning, </text:span>memory, decision-making, response conflict <text:span text:style-name="T18">&amp;</text:span> <text:span text:style-name="T18">much </text:span>more. <text:span text:style-name="T13">It has been an extremely successful paradigm.</text:span></text:p>
      <text:p text:style-name="P9"/>
      <text:p text:style-name="P9">TM<text:span text:style-name="T12">S</text:span> is a stimulus like any other, so it <text:span text:style-name="T19">follows that the methodological rigour of experimental psychology can be brought to bear on understanding how TMS affects the brain &amp; behaviour. For example, stimulus timing, intensity &amp; location may significantly affect cognition &amp; movement.</text:span></text:p>
      <text:p text:style-name="P9"/>
      <text:p text:style-name="P9"/>
      <text:p text:style-name="P44">How can experimental psychology inform TMS research?</text:p>
      <text:p text:style-name="P6"/>
      <text:p text:style-name="P10">Well, that is what you need to decide, and write about! You should use any and all of your training so far, whether it is in psychology, physiology, neuroscience, biology, statistics or other allied disciplines, <text:span text:style-name="T20">to decide</text:span>. Below are some general examples of what you might discuss. You will be given a more specific briefing for each of the four hackathon topics.</text:p>
      <text:p text:style-name="P10"/>
      <text:p text:style-name="P6"><text:span text:style-name="T15">Experimental design: </text:span><text:span text:style-name="T6">How should TMS experiments be designed to minimise bias, remove confounds, ensure counterbalancing </text:span><text:span text:style-name="T7">&amp;</text:span><text:span text:style-name="T6"> randomisation, prevent order- &amp; learning-effects?</text:span></text:p>
      <text:p text:style-name="P10"/>
      <text:p text:style-name="P10"><text:span text:style-name="T1">Analysis:</text:span> How should data from TMS experiments be analysed to minimise bias &amp; confounds, <text:span text:style-name="T54">to </text:span>ensure all relevant variance is modelled, &amp; <text:span text:style-name="T54">to </text:span>account for individual differences?</text:p>
      <text:p text:style-name="P10"/>
      <text:p text:style-name="P10"><text:span text:style-name="T1">Reproducibility</text:span>: After ~175 years of experimental psychology, what methods work &amp; what don’t? What lessons can be applied to the more recent history of TMS research?</text:p>
      <text:p text:style-name="P52">TMS@40 Hackathon Briefing: <text:span text:style-name="T22">Experimental Design 1</text:span></text:p>
      <text:p text:style-name="P30"><text:span text:style-name="T15"/></text:p>
      <text:p text:style-name="P51"><text:span text:style-name="T9">How should TMS experiments be designed to minimise bias, remove confounds, </text:span><text:span text:style-name="T8">&amp; ensure that we answer the questions we want to answer? </text:span><text:span text:style-name="T10">W</text:span>hat constraints apply to TMS experimental design? <text:span text:style-name="T43">W</text:span>hat are the trade-offs, pros &amp; cons <text:span text:style-name="T24">of each approach</text:span>?</text:p>
      <text:h text:style-name="P83" text:outline-level="2"/>
      <text:p text:style-name="P57"/>
      <text:p text:style-name="P72">General design choices</text:p>
      <text:p text:style-name="P57"/>
      <text:h text:style-name="P85" text:outline-level="2">Theoretical</text:h>
      <text:list xml:id="list2590957212" text:style-name="L14">
        <text:list-item>
          <text:p text:style-name="P60"><text:bookmark text:name="user-content-theoretical"/>What kind<text:span text:style-name="T24">s</text:span> of question are we trying to answer?</text:p>
        </text:list-item>
        <text:list-item>
          <text:p text:style-name="P60">How <text:span text:style-name="T24">d</text:span>o <text:span text:style-name="T24">we </text:span>choose a protocol that best answers <text:span text:style-name="T24">our</text:span> question?</text:p>
        </text:list-item>
        <text:list-item>
          <text:p text:style-name="P61">How <text:span text:style-name="T24">do we estimate the statistical power</text:span> <text:span text:style-name="T24">of TMS studies; do we need large(r) samples</text:span>?</text:p>
        </text:list-item>
      </text:list>
      <text:p text:style-name="P58"/>
      <text:p text:style-name="P58"><text:span text:style-name="T38">TMS</text:span><text:span text:style-name="T37"> </text:span><text:span text:style-name="T36">type</text:span></text:p>
      <text:list xml:id="list2354518449" text:style-name="L13">
        <text:list-item>
          <text:p text:style-name="P62"><text:bookmark text:name="user-content-stimulation-type"/><text:span text:style-name="T24">O</text:span>ffline v<text:span text:style-name="T24">ersu</text:span>s online: what questions can t<text:span text:style-name="T41">hey</text:span> answer? <text:span text:style-name="T24">What are the pros &amp; cons?</text:span></text:p>
        </text:list-item>
        <text:list-item>
          <text:p text:style-name="P62"><text:span text:style-name="T24">Single pulse versus bur</text:span>sts: what questions can t<text:span text:style-name="T41">hey</text:span> answer? <text:span text:style-name="T24">What are the pros &amp; cons?</text:span></text:p>
        </text:list-item>
      </text:list>
      <text:p text:style-name="P58"/>
      <text:h text:style-name="P84" text:outline-level="2"><text:span text:style-name="T38">TMS</text:span> timing</text:h>
      <text:list xml:id="list2547795524" text:style-name="L12">
        <text:list-item>
          <text:p text:style-name="P63"><text:span text:style-name="T40">W</text:span>hen does a TMS pulse interfere <text:span text:style-name="T40">with processing</text:span>? <text:span text:style-name="T40">Can this be b</text:span>efore <text:span text:style-name="T40">an incoming (e.g., sensory)</text:span> stimulus is processed by a brain area? <text:span text:style-name="T40">Or must it be </text:span>during <text:span text:style-name="T40">processing?</text:span> <text:span text:style-name="T40">O</text:span>r <text:span text:style-name="T40">can it even be </text:span>after?</text:p>
        </text:list-item>
        <text:list-item>
          <text:p text:style-name="P63"><text:span text:style-name="T43">W</text:span>hen <text:span text:style-name="T43">does a TMS pulse </text:span>interfere with a brain area's response – before, during, <text:span text:style-name="T42">or after</text:span>?</text:p>
        </text:list-item>
        <text:list-item>
          <text:p text:style-name="P63">Should we start by piloting <text:span text:style-name="T40">a range of </text:span>TMS timings <text:span text:style-name="T40">(‘chronometric’ TMS)</text:span>, or <text:span text:style-name="T40">are</text:span> there principled way<text:span text:style-name="T40">s</text:span> to choose <text:span text:style-name="T40">a time-point in advance</text:span>?</text:p>
        </text:list-item>
      </text:list>
      <text:p text:style-name="P73"/>
      <text:p text:style-name="P72">Specific design choices</text:p>
      <text:p text:style-name="P59"/>
      <text:h text:style-name="P88" text:outline-level="2">What should we be controlling?</text:h>
      <text:list xml:id="list2397353920" text:style-name="L17">
        <text:list-item>
          <text:p text:style-name="P80"><text:span text:style-name="T26">P</text:span><text:span text:style-name="T25">articipant body, head, arm, &amp; eye position &amp; activity? Should they be relaxed or natural?</text:span></text:p>
        </text:list-item>
        <text:list-item>
          <text:p text:style-name="P71">Should we control participant attention with fixation or a (distractor) task?</text:p>
        </text:list-item>
      </text:list>
      <text:list xml:id="list4097953489" text:style-name="L21">
        <text:list-item>
          <text:list>
            <text:list-header>
              <text:h text:style-name="P87" text:outline-level="2"/>
            </text:list-header>
          </text:list>
        </text:list-item>
      </text:list>
      <text:h text:style-name="P86" text:outline-level="2"><text:span text:style-name="T40">Primary motor cortex (</text:span>M1<text:span text:style-name="T40">)</text:span> v<text:span text:style-name="T40">ersus the</text:span> rest of <text:span text:style-name="T40">the </text:span>brain</text:h>
      <text:list xml:id="list90930848971309" text:continue-list="list2397353920" text:style-name="L17">
        <text:list-item>
          <text:p text:style-name="P75"><text:bookmark text:name="user-content-m1-vs-rest-of-brain"/><text:span text:style-name="T26">The majority (or largest minority) of TMS has been done on the motor cortex. But the m</text:span><text:span text:style-name="T25">ajority of </text:span><text:span text:style-name="T26">experimental </text:span><text:span text:style-name="T25">psychology studies </text:span><text:span text:style-name="T26">are </text:span><text:span text:style-name="Emphasis"><text:span text:style-name="T25">not</text:span></text:span><text:span text:style-name="T25"> </text:span><text:span text:style-name="T26">motor.</text:span></text:p>
        </text:list-item>
        <text:list-item>
          <text:p text:style-name="P75"><text:span text:style-name="T27">H</text:span><text:span text:style-name="T25">ow do we generalize M1 protocols </text:span><text:span text:style-name="T27">to other brain areas</text:span><text:span text:style-name="T25">?</text:span></text:p>
        </text:list-item>
      </text:list>
      <text:p text:style-name="P74"><text:span text:style-name="T25"/></text:p>
      <text:h text:style-name="P86" text:outline-level="2"><text:span text:style-name="T40">Electromyography (EMG) versus</text:span> no EMG</text:h>
      <text:list xml:id="list3921654565" text:style-name="L15">
        <text:list-item>
          <text:p text:style-name="P76"><text:bookmark text:name="user-content-emg-vs-no-emg"/><text:span text:style-name="T26">The m</text:span><text:span text:style-name="T25">ajority of </text:span><text:span text:style-name="T26">experimental </text:span><text:span text:style-name="T25">psychology TMS studies do </text:span><text:span text:style-name="Emphasis"><text:span text:style-name="T25">not</text:span></text:span><text:span text:style-name="T25"> measure EMG, so how </text:span><text:span text:style-name="T26">should</text:span><text:span text:style-name="T25"> we adapt the methods </text:span><text:span text:style-name="T27">&amp;</text:span><text:span text:style-name="T26"> guidance from TMS studies that measure EMG?</text:span></text:p>
        </text:list-item>
        <text:list-item>
          <text:p text:style-name="P76"><text:span text:style-name="T27">How should we set stimulus i</text:span><text:span text:style-name="T25">ntensity </text:span><text:span text:style-name="T27">in the absence of EMG? Should we </text:span><text:span text:style-name="T25">set </text:span><text:span text:style-name="T27">it </text:span><text:span text:style-name="T25">relative to </text:span><text:span text:style-name="T27">motor </text:span><text:span text:style-name="T25">thresholds like </text:span><text:span text:style-name="T27">a visible </text:span><text:span text:style-name="T25">twitch or </text:span><text:span text:style-name="T27">at a </text:span><text:span text:style-name="T25">fixed </text:span><text:span text:style-name="T27">intensity</text:span><text:span text:style-name="T25">?</text:span></text:p>
        </text:list-item>
      </text:list>
      <text:p text:style-name="P58"/>
      <text:h text:style-name="P86" text:outline-level="2"><text:span text:style-name="T42">Magnetic resonance imaging (</text:span>MRI<text:span text:style-name="T42">)</text:span> v<text:span text:style-name="T42">ersu</text:span>s no MRI</text:h>
      <text:list xml:id="list2297002458" text:style-name="L16">
        <text:list-item>
          <text:p text:style-name="P77"><text:bookmark text:name="user-content-mri-vs-no-mri"/><text:span text:style-name="T27">The m</text:span><text:span text:style-name="T25">ajority of </text:span><text:span text:style-name="T27">experimental </text:span><text:span text:style-name="T25">psychology TMS studies do </text:span><text:span text:style-name="Emphasis"><text:span text:style-name="T25">not</text:span></text:span><text:span text:style-name="T25"> use MRI scans, so how do we adapt the methods </text:span><text:span text:style-name="T27">to follow guidance from TMS studies that use MRI?</text:span></text:p>
        </text:list-item>
        <text:list-item>
          <text:p text:style-name="P77"><text:span text:style-name="T25">e-Field modelling without individual MRI - is it useful?</text:span></text:p>
        </text:list-item>
      </text:list>
      <text:p text:style-name="P55">TMS@40 Hackathon Briefing: <text:span text:style-name="T22">Experimental Design 2</text:span></text:p>
      <text:p text:style-name="P33"><text:span text:style-name="T15"/></text:p>
      <text:p text:style-name="P45"><text:span text:style-name="T45">How should TMS experiments be designed </text:span><text:span text:style-name="T46">when awake, behaving humans are participating? How do we remove </text:span><text:span text:style-name="T45">bias </text:span><text:span text:style-name="T46">&amp;</text:span><text:span text:style-name="T45"> confounds, ensure counterbalancing </text:span><text:span text:style-name="T47">&amp;</text:span><text:span text:style-name="T45"> randomisation, prevent order- &amp; learning-effects?</text:span></text:p>
      <text:p text:style-name="P45"><text:span text:style-name="T46"/></text:p>
      <text:p text:style-name="P45"><text:span text:style-name="T46">What is the ‘social psychology of the TMS experiment’ (</text:span><text:a xlink:type="simple" xlink:href="https://psycnet.apa.org/doi/10.1037/h0043424" text:style-name="Internet_20_link" text:visited-style-name="Visited_20_Internet_20_Link"><text:span text:style-name="T46">Orne, 1962</text:span></text:a><text:span text:style-name="T46">)?</text:span></text:p>
      <text:h text:style-name="P89" text:outline-level="2"/>
      <text:h text:style-name="P89" text:outline-level="2"/>
      <text:h text:style-name="P90" text:outline-level="2"><text:span text:style-name="T49">TMS parameters</text:span></text:h>
      <text:list xml:id="list4240902773" text:style-name="L20">
        <text:list-item>
          <text:p text:style-name="P78"><text:bookmark text:name="user-content-stimulation-details"/><text:span text:style-name="T28">How do different TMS t</text:span><text:span text:style-name="T25">iming</text:span><text:span text:style-name="T28">s </text:span><text:span text:style-name="T25">relative to a stimulus </text:span><text:span text:style-name="T28">or response </text:span><text:span text:style-name="T25">change </text:span><text:span text:style-name="T28">participants’</text:span><text:span text:style-name="T25"> reaction</text:span><text:span text:style-name="T28">s</text:span><text:span text:style-name="T25"> to th</text:span><text:span text:style-name="T28">ose</text:span><text:span text:style-name="T25"> stimul</text:span><text:span text:style-name="T28">i? Does TMS shorten or lengthen reaction times? </text:span><text:span text:style-name="T29">Do Participants wait until the last TMS pulse in a train? </text:span></text:p>
        </text:list-item>
        <text:list-item>
          <text:p text:style-name="P79"><text:span text:style-name="T30">Do </text:span><text:span text:style-name="T31">participants</text:span><text:span text:style-name="T30"> try to predict the TMS? </text:span><text:span text:style-name="T28">How we we set the i</text:span><text:span text:style-name="T25">ntervals between TMS pulses </text:span><text:span text:style-name="T28">to minimise </text:span><text:span text:style-name="T25">predict</text:span><text:span text:style-name="T28">ion of </text:span><text:span text:style-name="T25">the next TMS pulse?</text:span></text:p>
        </text:list-item>
        <text:list-item>
          <text:p text:style-name="P78"><text:span text:style-name="T34">When can we use b</text:span><text:span text:style-name="T32">lock </text:span><text:span text:style-name="T33">designs &amp; when must conditions be randomised?</text:span></text:p>
        </text:list-item>
        <text:list-item>
          <text:p text:style-name="P78"><text:span text:style-name="T33">What kinds of </text:span><text:span text:style-name="T32">TMS work on individual trial</text:span><text:span text:style-name="T33">s? Do some TMS effects build up over time?</text:span></text:p>
        </text:list-item>
        <text:list-item>
          <text:p text:style-name="P23"><text:span text:style-name="T54">H</text:span>ow does TMS change the behaviour we're trying to measure (regardless of brain area!)</text:p>
        </text:list-item>
        <text:list-item>
          <text:p text:style-name="P24">How does TMS intensity and/or randomness affect our studies? <text:span text:style-name="T35">better or worse</text:span></text:p>
        </text:list-item>
      </text:list>
      <text:h text:style-name="P81" text:outline-level="2">Control conditions</text:h>
      <text:list xml:id="list678005929" text:style-name="L18">
        <text:list-item>
          <text:p text:style-name="P64"><text:span text:style-name="T44">What counts as an adequate control for a TMS experiment? What are we controlling?</text:span></text:p>
        </text:list-item>
        <text:list-item>
          <text:p text:style-name="P64"><text:span text:style-name="T44">What does a c</text:span>ontrol site <text:span text:style-name="T44">control for?</text:span></text:p>
        </text:list-item>
        <text:list-item>
          <text:p text:style-name="P64"><text:span text:style-name="T44">What can </text:span>control conditions <text:span text:style-name="T44">control for? What kind of conditions are needed?</text:span></text:p>
        </text:list-item>
        <text:list-item>
          <text:p text:style-name="P64"><text:span text:style-name="T44">What kinds of ‘</text:span>sham’ <text:span text:style-name="T44">condition are there? What do they</text:span> control <text:span text:style-name="T44">for? How do we know?</text:span></text:p>
        </text:list-item>
        <text:list-item>
          <text:p text:style-name="P64"><text:span text:style-name="T44">Should we be single-blinding our participants? How do we ensure </text:span>single-blinding?</text:p>
        </text:list-item>
        <text:list-item>
          <text:p text:style-name="P64"><text:span text:style-name="T44">Should we be double-blinding our experimenters? I</text:span>s it possible or desirable?</text:p>
        </text:list-item>
        <text:list-item>
          <text:p text:style-name="P66">How do we minimise ‘demand characteristics’? (i.e., when our participants ‘play the role’ of a participant and adjust their responses according to what they think we want)</text:p>
        </text:list-item>
      </text:list>
      <text:h text:style-name="P82" text:outline-level="2"><text:span text:style-name="T48">Participant (dis)comfort</text:span></text:h>
      <text:list xml:id="list90930176057656" text:continue-numbering="true" text:style-name="L18">
        <text:list-item>
          <text:p text:style-name="P67">How do we ask participants to relax? How do these instructions affect the experiment?</text:p>
        </text:list-item>
        <text:list-item>
          <text:p text:style-name="P65"><text:span text:style-name="T44">How do we </text:span>measur<text:span text:style-name="T44">e participants’ perception of the TMS (annoyance, distraction)?</text:span></text:p>
        </text:list-item>
        <text:list-item>
          <text:p text:style-name="P68"><text:span text:style-name="T44">How does participant perception </text:span>differ for online v<text:span text:style-name="T44">ersu</text:span>s offline, <text:span text:style-name="T44">or other </text:span>TMS <text:span text:style-name="T44">protocols?</text:span></text:p>
        </text:list-item>
        <text:list-item>
          <text:p text:style-name="P69">What should we do (or not do) to minimise discomfort? <text:span text:style-name="T50">Decrease intensity? Move coil?</text:span></text:p>
        </text:list-item>
        <text:list-item>
          <text:p text:style-name="P69"><text:span text:style-name="T50">H</text:span><text:span text:style-name="T11">ow often should we be providing participants with breaks from tasks or stimulation?</text:span></text:p>
        </text:list-item>
        <text:list-item>
          <text:p text:style-name="P68">At what point should TMS experiments on healthy participants not continue?</text:p>
        </text:list-item>
      </text:list>
      <text:h text:style-name="P81" text:outline-level="2">Debriefing</text:h>
      <text:list xml:id="list2005511578" text:style-name="L19">
        <text:list-item>
          <text:p text:style-name="P70"><text:span text:style-name="T48">What should we regularly be asking our participants about?</text:span></text:p>
        </text:list-item>
        <text:list-item>
          <text:p text:style-name="P70"><text:bookmark text:name="user-content-debriefing"/><text:span text:style-name="T48">Should we ask about their </text:span>tolerance for the stimulation? <text:span text:style-name="T48">How? A s</text:span>tandard questionnaire?</text:p>
        </text:list-item>
        <text:list-item>
          <text:p text:style-name="P70"><text:span text:style-name="T48">If we used a sham (or multiple TMS sites), did they d</text:span>etect the sham? <text:span text:style-name="T48">D</text:span>id blinding work?</text:p>
        </text:list-item>
      </text:list>
      <text:p text:style-name="P53">TMS@40 Hackathon Briefing: <text:span text:style-name="T23">Analysis 1</text:span></text:p>
      <text:p text:style-name="P16"/>
      <text:p text:style-name="P46">How should data from TMS experiments be <text:span text:style-name="T3">pre-processed</text:span> to minimise bias &amp; confounds, <text:span text:style-name="T54">to </text:span>ensure all relevant variance is modelled?</text:p>
      <text:p text:style-name="P16"/>
      <text:p text:style-name="P16"/>
      <text:p text:style-name="P26">Pre-processing is the filtering, de-noising, ‘cleaning’ and other processing that might be done to a dataset <text:span text:style-name="T1">before</text:span> any statistical analysis. It is often not fully-described in scientific papers, but may have substantial consequences for the statistical analysis stage.</text:p>
      <text:p text:style-name="P26"/>
      <text:p text:style-name="P50"><text:span text:style-name="T56">(Please avoid focusing on EMG data and MEPs – this is covered by other papers and research fields)</text:span></text:p>
      <text:p text:style-name="P20"/>
      <text:p text:style-name="P20"/>
      <text:p text:style-name="P37">Measures</text:p>
      <text:p text:style-name="P25">What do we need to record or measure <text:span text:style-name="T56">during the experiment </text:span>to <text:span text:style-name="T56">aid </text:span>pre-processing?</text:p>
      <text:p text:style-name="P16"/>
      <text:p text:style-name="P35">What can go wrong?</text:p>
      <text:p text:style-name="P21"><text:span text:style-name="T56">C</text:span>oil <text:span text:style-name="T56">position and </text:span>movement <text:span text:style-name="T56">whether </text:span>robot/non</text:p>
      <text:p text:style-name="P21"><text:span text:style-name="T56">If we have </text:span>coil position <text:span text:style-name="T56">measures, do we use them </text:span>as <text:span text:style-name="T56">a </text:span>covariate? <text:span text:style-name="T56">At which level of the analysis?</text:span></text:p>
      <text:p text:style-name="P21"><text:span text:style-name="T56">Or do we set a fixed </text:span>threshold, <text:span text:style-name="T56">e.g., 5mm or 10degrees?</text:span></text:p>
      <text:p text:style-name="P16"/>
      <text:p text:style-name="P37">Temporal filtering</text:p>
      <text:p text:style-name="P16"><text:span text:style-name="T56">Do we expect TMS responses to change over time? With arousal, alertness, learning, association, or plasticity?</text:span></text:p>
      <text:p text:style-name="P27">If temporal changes are of no interest, should we filter responses (RTs, decisions), to remove these trends?</text:p>
      <text:p text:style-name="P16"/>
      <text:p text:style-name="P30">‘<text:span text:style-name="T56">Outlier’ removal</text:span></text:p>
      <text:p text:style-name="P27">What is an ‘outlier’ and why?</text:p>
      <text:p text:style-name="P28">When is it acceptable to delete data?</text:p>
      <text:p text:style-name="P28">What evidence do we need to <text:span text:style-name="T57">justify </text:span>delet<text:span text:style-name="T57">ing</text:span> a data-point?</text:p>
      <text:p text:style-name="P16"/>
      <text:p text:style-name="P37">‘Normalisation’ of data</text:p>
      <text:p text:style-name="P27">When it is appropriate to ‘normalise’ or ‘standardise’ data? (this could be as a ratio of a baseline measure per participant, or by using the standard normal distribution to convert to Z-scores)</text:p>
      <text:p text:style-name="P27">What are the consequences of normalisation?</text:p>
      <text:p text:style-name="P27">Should we always present both normalised and raw data analysis?</text:p>
      <text:p text:style-name="P16"/>
      <text:p text:style-name="P38">Transformation of data</text:p>
      <text:p text:style-name="P29">Researchers often desire ‘normally-distributed’ data</text:p>
      <text:p text:style-name="P29">If we find non-normal (e.g., logarithmic, exponential, or skewed) data, what should we do?</text:p>
      <text:p text:style-name="P29">At what level of analysis should transformation be applied? (raw data per participant, summary data across participants, or (as the stats assume) – only the residuals after the analysis)</text:p>
      <text:p text:style-name="P29"/>
      <text:p text:style-name="P27"/>
      <text:p text:style-name="P27"/>
      <text:p text:style-name="P56">TMS@40 Hackathon Briefing: <text:span text:style-name="T23">Analysis 2</text:span></text:p>
      <text:p text:style-name="P19"/>
      <text:p text:style-name="P49">How should data from TMS experiments be <text:span text:style-name="T3">processed</text:span> to minimise bias &amp; confounds, <text:span text:style-name="T54">to </text:span>ensure all relevant variance <text:span text:style-name="T56">&amp; individual differences are modelled</text:span>?</text:p>
      <text:p text:style-name="P19"/>
      <text:p text:style-name="P26"><text:span text:style-name="T56">The statistical analysis (post</text:span>-processing<text:span text:style-name="T56">)</text:span> is the <text:span text:style-name="T56">final stage of analysis used to draw conclusions about the manipulations, sample and/or population under study</text:span>. <text:span text:style-name="T56">It is usually the main focus of scientific reports.</text:span></text:p>
      <text:p text:style-name="P21"/>
      <text:p text:style-name="P21"/>
      <text:p text:style-name="P21"><text:span text:style-name="T56">What c</text:span>ovariates <text:span text:style-name="T56">should we </text:span>include in our <text:span text:style-name="T56">statistical </text:span>models (what should we be measuring?)</text:p>
      <text:p text:style-name="P21"/>
      <text:p text:style-name="P21"><text:s text:c="4"/>sham effectiveness/detection</text:p>
      <text:p text:style-name="P21"><text:s text:c="4"/>participant annoyance/discomfort/tolerance</text:p>
      <text:p text:style-name="P21"><text:s text:c="4"/>e-field model parameters</text:p>
      <text:p text:style-name="P21"><text:s text:c="4"/>TMS intensity</text:p>
      <text:p text:style-name="P21"><text:s text:c="4"/>fatigue, time-of-day, sleep (eg, during sleep studies @FBreuer)</text:p>
      <text:p text:style-name="P21"><text:s text:c="4"/>caffeine, recreational substances Turco et al. 2020</text:p>
      <text:p text:style-name="P21"><text:s text:c="4"/>posture; supine vs sitting up</text:p>
      <text:p text:style-name="P21"><text:s text:c="4"/>experience of the subject in prior TMS experiments</text:p>
      <text:p text:style-name="P28"/>
      <text:p text:style-name="P28">Post-processing</text:p>
      <text:p text:style-name="P22"/>
      <text:p text:style-name="P22"><text:s text:c="4"/>What meta-data, pre-processing, summary, &amp; group statistical analyses are appropriate?</text:p>
      <text:p text:style-name="P22"/>
      <text:p text:style-name="P22"><text:s text:c="4"/>How can we <text:span text:style-name="T55">change our analysis pipelines to maximise </text:span>fully-open sharing of data &amp; code?</text:p>
      <text:p text:style-name="P22"/>
      <text:p text:style-name="P22"/>
      <text:p text:style-name="P22">Capturing change over time</text:p>
      <text:p text:style-name="P22"><text:s text:c="4"/>dynamics</text:p>
      <text:p text:style-name="P22"><text:s text:c="4"/>learning rate, dynamics</text:p>
      <text:p text:style-name="P22"><text:s text:c="4"/>washout periods</text:p>
      <text:p text:style-name="P22"/>
      <text:p text:style-name="P22">Stats</text:p>
      <text:p text:style-name="P22"><text:span text:style-name="T57">If we use </text:span>ratios as measures (<text:span text:style-name="T57">e.g., in </text:span>conditioned / unconditioned <text:span text:style-name="T57">designs</text:span>), <text:span text:style-name="T57">how do we account for the consequences </text:span>wandering denominators</text:p>
      <text:p text:style-name="P22"/>
      <text:p text:style-name="P22">problem of dynamic range of responses, <text:span text:style-name="T57">and where on the input-output curve a stimulation or response is (this applies to MEPs, but also to any psychophysical stimulus-response curve)</text:span></text:p>
      <text:p text:style-name="P22"/>
      <text:p text:style-name="P22">going beyond pre/post subtraction methods and beyond ANOVA (i.e., where ANOVA is not enough: multi-level, unbalanced, nested, trials)</text:p>
      <text:p text:style-name="P22"/>
      <text:p text:style-name="P22">multi-level modelling of TMS data (using R, GLMM, etc)</text:p>
      <text:p text:style-name="P19"/>
      <text:p text:style-name="P19">...</text:p>
      <text:p text:style-name="P53">TMS@40 Hackathon Briefing: <text:span text:style-name="T23">Reproducibility 1</text:span></text:p>
      <text:p text:style-name="P31"><text:span text:style-name="T15"/></text:p>
      <text:p text:style-name="P40"><text:span text:style-name="T6">After ~175 years of experimental psychology, what methods work &amp; what don’t? What lessons can be applied to the more recent history of TMS research?</text:span></text:p>
      <text:p text:style-name="P31"><text:span text:style-name="T6"/></text:p>
      <text:p text:style-name="P17"><text:span text:style-name="T1"/></text:p>
      <text:p text:style-name="P17"><text:span text:style-name="T1">How can we enhance the reproducibility of TMS work within labs &amp; between labs?</text:span></text:p>
      <text:p text:style-name="P17"><text:span text:style-name="T1"/></text:p>
      <text:p text:style-name="P17"><text:span text:style-name="T1">What are the challenges?</text:span></text:p>
      <text:p text:style-name="P17"><text:span text:style-name="T1"/></text:p>
      <text:p text:style-name="P17"><text:span text:style-name="T1">What does a cumulative, theory-driven science of TMS look like?</text:span></text:p>
      <text:p text:style-name="P17"><text:span text:style-name="T1"/></text:p>
      <text:p text:style-name="P17"><text:span text:style-name="T1">We need TWO separate (sets of) sub-themes, so that the two groups are working mostly independently</text:span></text:p>
      <text:p text:style-name="P17"><text:span text:style-name="T1">Consistency (reliability, replicability)</text:span></text:p>
      <text:p text:style-name="P17"><text:span text:style-name="T1"/></text:p>
      <text:p text:style-name="P17"><text:span text:style-name="T1"><text:s text:c="4"/>within-person (do the same people show the same effects over sessions?)</text:span></text:p>
      <text:p text:style-name="P17"><text:span text:style-name="T1"><text:s text:c="4"/>within-lab (can the same lab show the same effects over studies?)</text:span></text:p>
      <text:p text:style-name="P17"><text:span text:style-name="T1"><text:s text:c="4"/>across-lab (can multi-labs show the same effects?)</text:span></text:p>
      <text:p text:style-name="P17"><text:span text:style-name="T1"/></text:p>
      <text:p text:style-name="P17"><text:span text:style-name="T1">Reviewing / editing</text:span></text:p>
      <text:p text:style-name="P17"><text:span text:style-name="T1"/></text:p>
      <text:p text:style-name="P17"><text:span text:style-name="T1"><text:s text:c="4"/>when reviewing others' work, incorporate best-practice into the process</text:span></text:p>
      <text:p text:style-name="P17"><text:span text:style-name="T1"/></text:p>
      <text:p text:style-name="P17"><text:span text:style-name="T1">Pre-registration</text:span></text:p>
      <text:p text:style-name="P17"><text:span text:style-name="T1"/></text:p>
      <text:p text:style-name="P17"><text:span text:style-name="T1"><text:s text:c="4"/>does TMS do this (enough?)</text:span></text:p>
      <text:p text:style-name="P17"><text:span text:style-name="T1"/></text:p>
      <text:p text:style-name="P17"><text:span text:style-name="T1">How to work out what matters?</text:span></text:p>
      <text:p text:style-name="P17"><text:span text:style-name="T1"/></text:p>
      <text:p text:style-name="P17"><text:span text:style-name="T1"><text:s text:c="4"/>start with a list of environmental factors that might affect TMS data; see if people agree / can rule them out</text:span></text:p>
      <text:p text:style-name="P17"><text:span text:style-name="T1"><text:s text:c="4"/>e.g., things like: time-of-day; hormone fluctuations; instructions given; posture/position; lighting...</text:span></text:p>
      <text:p text:style-name="P17"><text:span text:style-name="T1"><text:s text:c="4"/>With minimal reporting standards (e.g., tms-rat.org), we can work this out post-hoc</text:span></text:p>
      <text:p text:style-name="P17"><text:span text:style-name="T1"/></text:p>
      <text:p text:style-name="P17"><text:span text:style-name="T1">Between-lab practices</text:span></text:p>
      <text:p text:style-name="P17"><text:span text:style-name="T1"/></text:p>
      <text:p text:style-name="P17"><text:span text:style-name="T1"><text:s text:c="4"/>electrode placements...</text:span></text:p>
      <text:p text:style-name="P17"><text:span text:style-name="T1"><text:s text:c="4"/>heuristics</text:span></text:p>
      <text:p text:style-name="P17"><text:span text:style-name="T1"><text:s text:c="4"/>cargo cults</text:span></text:p>
      <text:p text:style-name="P56">TMS@40 Hackathon Briefing: <text:span text:style-name="T23">Reproducibility 2</text:span></text:p>
      <text:p text:style-name="P34"><text:span text:style-name="T15"/></text:p>
      <text:p text:style-name="P41">After ~175 years of experimental psychology, what methods work &amp; what don’t? What lessons can be applied to the more recent history of TMS research?</text:p>
      <text:p text:style-name="P34"><text:span text:style-name="T6"/></text:p>
      <text:p text:style-name="P19">…</text:p>
      <text:p text:style-name="P19"/>
      <text:p text:style-name="P19">…</text:p>
      <text:p text:style-name="P19"/>
      <text:p text:style-name="P19">…</text:p>
      <text:p text:style-name="P19"/>
      <text:p text:style-name="P19"><text:span text:style-name="T1">...</text:span></text:p>
      <text:p text:style-name="P19"><text:span text:style-name="T1"/></text:p>
      <text:p text:style-name="P16"/>
      <text:p text:style-name="P16"/>
      <text:p text:style-name="P54">TMS@40 Hackathon Briefing: <text:span text:style-name="T52">Implementation 1</text:span></text:p>
      <text:p text:style-name="P32"><text:span text:style-name="T15"/></text:p>
      <text:p text:style-name="P47"><text:span text:style-name="T21">Assuming that we develop a series of agreements and recommendations about how TMS experiments should be done, how do we make sure that change happens?</text:span></text:p>
      <text:p text:style-name="P32"><text:span text:style-name="T6"/></text:p>
      <text:p text:style-name="P18"><text:span text:style-name="T2">How can we best ensure that TMS methods improve?</text:span></text:p>
      <text:p text:style-name="P18"><text:span text:style-name="T2"/></text:p>
      <text:p text:style-name="P18"><text:span text:style-name="T2">How can we ensure that guidance is implemented?</text:span></text:p>
      <text:p text:style-name="P18"><text:span text:style-name="T2"/></text:p>
      <text:p text:style-name="P18"><text:span text:style-name="T2">That consensus is put into practice?</text:span></text:p>
      <text:p text:style-name="P18"><text:span text:style-name="T2"/></text:p>
      <text:p text:style-name="P18"><text:span text:style-name="T2">We need TWO separate (sets of) sub-themes, so that the two groups are working mostly independently</text:span></text:p>
      <text:p text:style-name="P18"><text:span text:style-name="T2"/></text:p>
      <text:p text:style-name="P18"><text:span text:style-name="T2">What should TMSMultiLab do next?</text:span></text:p>
      <text:p text:style-name="P18"><text:span text:style-name="T2"/></text:p>
      <text:p text:style-name="P18"><text:span text:style-name="T2"><text:s text:c="4"/>Sharing is a given</text:span></text:p>
      <text:p text:style-name="P18"><text:span text:style-name="T2"><text:s text:c="4"/>Meetings will continue</text:span></text:p>
      <text:p text:style-name="P18"><text:span text:style-name="T2"><text:s text:c="4"/>Hackathons (online vs. in person) - to be arranged</text:span></text:p>
      <text:p text:style-name="P18"><text:span text:style-name="T2"><text:s text:c="4"/>Formalise the organisation (elect officers...) - to be decided...</text:span></text:p>
      <text:p text:style-name="P18"><text:span text:style-name="T2"><text:s text:c="4"/>Disseminate at other events; find people interested in, but not heavy TMS users</text:span></text:p>
      <text:p text:style-name="P18"><text:span text:style-name="T2"/></text:p>
      <text:p text:style-name="P18"><text:span text:style-name="T2"><text:s text:c="4"/>SIPS</text:span></text:p>
      <text:p text:style-name="P18"><text:span text:style-name="T2"><text:s text:c="4"/>Symposia at other meetings</text:span></text:p>
      <text:p text:style-name="P18"><text:span text:style-name="T2"><text:s text:c="4"/>Satellite meetings at other meetings</text:span></text:p>
      <text:p text:style-name="P18"><text:span text:style-name="T2"/></text:p>
      <text:p text:style-name="P18"><text:span text:style-name="T2"><text:s text:c="4"/>headlines to share after the workshop</text:span></text:p>
      <text:p text:style-name="P18"><text:span text:style-name="T2"/></text:p>
      <text:p text:style-name="P18"><text:span text:style-name="T2"><text:s text:c="4"/>videos</text:span></text:p>
      <text:p text:style-name="P18"><text:span text:style-name="T2"><text:s text:c="4"/>other multimedia</text:span></text:p>
      <text:p text:style-name="P18"><text:span text:style-name="T2"><text:s text:c="4"/>social media</text:span></text:p>
      <text:p text:style-name="P18"><text:span text:style-name="T2"><text:s text:c="4"/>For students, avoid starting with 'github'. instead: "here's a wiki you might find useful..."</text:span></text:p>
      <text:p text:style-name="P18"><text:span text:style-name="T2"><text:s text:c="4"/>Set up a forum to share advice (eg as psychopy, FSL, others do) - discourse is most user-friendly</text:span></text:p>
      <text:p text:style-name="P18"><text:span text:style-name="T2"/></text:p>
      <text:p text:style-name="P18"><text:span text:style-name="T2">tips 'n' tricks</text:span></text:p>
      <text:p text:style-name="P18"><text:span text:style-name="T2"/></text:p>
      <text:p text:style-name="P18"><text:span text:style-name="T2"><text:s text:c="4"/>exchange tips in a session, discussion [will be in practical session]</text:span></text:p>
      <text:p text:style-name="P18"><text:span text:style-name="T2"><text:s text:c="4"/>rapid fire 3-min presentation -&gt; then follow-up</text:span></text:p>
      <text:p text:style-name="P56">TMS@40 Hackathon Briefing: <text:span text:style-name="T52">Implementation 2</text:span></text:p>
      <text:p text:style-name="P34"><text:span text:style-name="T15"/></text:p>
      <text:p text:style-name="P48"><text:span text:style-name="T21">Assuming that we develop a series of agreements and recommendations about how TMS experiments should be done, how do we make sure that change happens?</text:span></text:p>
      <text:p text:style-name="P34"><text:span text:style-name="T6"/></text:p>
      <text:p text:style-name="P19">…</text:p>
      <text:p text:style-name="P19"/>
      <text:p text:style-name="P19">…</text:p>
      <text:p text:style-name="P19"/>
      <text:p text:style-name="P19">…</text:p>
      <text:p text:style-name="P19"/>
      <text:p text:style-name="P19"><text:span text:style-name="T2">...</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b3" style:font-name="Arial"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https://github.com/TMSMultiLab/TMSMultiLab/blob/main/Meetings/2025_04_23_TMS%4040_Briefing.pdf</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21T06:55:48.767004715</meta:creation-date>
    <dc:date>2025-04-21T09:09:29.875408313</dc:date>
    <meta:editing-duration>PT1H35M9S</meta:editing-duration>
    <meta:editing-cycles>40</meta:editing-cycles>
    <meta:generator>LibreOffice/6.0.7.3$Linux_X86_64 LibreOffice_project/00m0$Build-3</meta:generator>
    <meta:document-statistic meta:table-count="0" meta:image-count="0" meta:object-count="0" meta:page-count="9" meta:paragraph-count="185" meta:word-count="2130" meta:character-count="13603" meta:non-whitespace-character-count="11534"/>
  </office:meta>
</office:document-meta>
</file>